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a61c00"/>
    </style:style>
    <style:style style:name="T1_2" style:family="text">
      <style:text-properties fo:color="#a61c00"/>
    </style:style>
    <style:style style:name="T1_3" style:family="text">
      <style:text-properties fo:color="#a61c00"/>
    </style:style>
    <style:style style:name="T1_4" style:family="text">
      <style:text-properties fo:color="#a61c00"/>
    </style:style>
    <style:style style:name="T1_5" style:family="text">
      <style:text-properties fo:color="#a61c00"/>
    </style:style>
    <style:style style:name="T1_6" style:family="text">
      <style:text-properties fo:color="#a61c00"/>
    </style:style>
    <style:style style:name="T1_7" style:family="text">
      <style:text-properties fo:color="#a61c00"/>
    </style:style>
    <style:style style:name="T1_8" style:family="text">
      <style:text-properties fo:color="#a61c00"/>
    </style:style>
    <style:style style:name="T1_9" style:family="text">
      <style:text-properties fo:color="#a61c00"/>
    </style:style>
    <style:style style:name="P2" style:family="paragraph" style:parent-style-name="Standard">
      <style:paragraph-properties fo:break-before="auto" fo:line-height="115%" style:writing-mode="lr-tb"/>
      <style:text-properties fo:color="#a61c00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fo:color="#666666"/>
    </style:style>
    <style:style style:name="T6_2" style:family="text">
      <style:text-properties fo:color="#666666"/>
    </style:style>
    <style:style style:name="T6_3" style:family="text">
      <style:text-properties fo:color="#666666"/>
    </style:style>
    <style:style style:name="T6_4" style:family="text">
      <style:text-properties fo:color="#666666"/>
    </style:style>
    <style:style style:name="T6_5" style:family="text">
      <style:text-properties fo:color="#666666"/>
    </style:style>
    <style:style style:name="T6_6" style:family="text">
      <style:text-properties fo:color="#666666"/>
    </style:style>
    <style:style style:name="T6_7" style:family="text">
      <style:text-properties fo:color="#666666"/>
    </style:style>
    <style:style style:name="T6_8" style:family="text">
      <style:text-properties fo:color="#666666"/>
    </style:style>
    <style:style style:name="T6_9" style:family="text">
      <style:text-properties fo:color="#666666"/>
    </style:style>
    <style:style style:name="T6_10" style:family="text">
      <style:text-properties fo:color="#666666"/>
    </style:style>
    <style:style style:name="T6_11" style:family="text">
      <style:text-properties fo:color="#666666"/>
    </style:style>
    <style:style style:name="T6_12" style:family="text">
      <style:text-properties fo:color="#666666"/>
    </style:style>
    <style:style style:name="T6_13" style:family="text">
      <style:text-properties fo:color="#666666"/>
    </style:style>
    <style:style style:name="T6_14" style:family="text">
      <style:text-properties fo:color="#666666"/>
    </style:style>
    <style:style style:name="T6_15" style:family="text">
      <style:text-properties fo:color="#666666"/>
    </style:style>
    <style:style style:name="T6_16" style:family="text">
      <style:text-properties fo:color="#666666"/>
    </style:style>
    <style:style style:name="T6_17" style:family="text">
      <style:text-properties fo:color="#666666"/>
    </style:style>
    <style:style style:name="T6_18" style:family="text">
      <style:text-properties fo:color="#666666"/>
    </style:style>
    <style:style style:name="T6_19" style:family="text">
      <style:text-properties fo:color="#666666"/>
    </style:style>
    <style:style style:name="T6_20" style:family="text">
      <style:text-properties fo:color="#666666"/>
    </style:style>
    <style:style style:name="T6_21" style:family="text">
      <style:text-properties fo:color="#666666"/>
    </style:style>
    <style:style style:name="T6_22" style:family="text">
      <style:text-properties fo:color="#666666"/>
    </style:style>
    <style:style style:name="T6_23" style:family="text">
      <style:text-properties fo:color="#666666"/>
    </style:style>
    <style:style style:name="T6_24" style:family="text">
      <style:text-properties fo:color="#666666"/>
    </style:style>
    <style:style style:name="T6_25" style:family="text">
      <style:text-properties fo:color="#666666"/>
    </style:style>
    <style:style style:name="T6_26" style:family="text">
      <style:text-properties fo:color="#666666"/>
    </style:style>
    <style:style style:name="T6_27" style:family="text">
      <style:text-properties fo:color="#666666"/>
    </style:style>
    <style:style style:name="T6_28" style:family="text">
      <style:text-properties fo:color="#666666"/>
    </style:style>
    <style:style style:name="T6_29" style:family="text">
      <style:text-properties fo:color="#666666"/>
    </style:style>
    <style:style style:name="T6_30" style:family="text">
      <style:text-properties fo:color="#666666"/>
    </style:style>
    <style:style style:name="T6_31" style:family="text">
      <style:text-properties fo:color="#666666"/>
    </style:style>
    <style:style style:name="T6_32" style:family="text">
      <style:text-properties fo:color="#666666"/>
    </style:style>
    <style:style style:name="T6_33" style:family="text">
      <style:text-properties fo:color="#666666"/>
    </style:style>
    <style:style style:name="T6_34" style:family="text">
      <style:text-properties fo:color="#666666"/>
    </style:style>
    <style:style style:name="T6_35" style:family="text">
      <style:text-properties fo:color="#666666"/>
    </style:style>
    <style:style style:name="T6_36" style:family="text">
      <style:text-properties fo:color="#666666"/>
    </style:style>
    <style:style style:name="T6_37" style:family="text">
      <style:text-properties fo:color="#666666"/>
    </style:style>
    <style:style style:name="T6_38" style:family="text">
      <style:text-properties fo:color="#666666"/>
    </style:style>
    <style:style style:name="T6_39" style:family="text">
      <style:text-properties fo:color="#666666"/>
    </style:style>
    <style:style style:name="T6_40" style:family="text">
      <style:text-properties fo:color="#666666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666666" fo:font-size="10pt" style:font-size-asian="10pt" style:font-size-complex="10pt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fo:color="#666666" fo:font-size="10pt" style:font-size-asian="10pt" style:font-size-complex="10pt"/>
    </style:style>
    <style:style style:name="T8_2" style:family="text">
      <style:text-properties fo:color="#666666" fo:font-size="10pt" style:font-size-asian="10pt" style:font-size-complex="10pt"/>
    </style:style>
    <style:style style:name="T8_3" style:family="text">
      <style:text-properties fo:color="#666666" fo:font-size="10pt" style:font-size-asian="10pt" style:font-size-complex="10pt"/>
    </style:style>
    <style:style style:name="T8_4" style:family="text">
      <style:text-properties fo:color="#666666" fo:font-size="10pt" style:font-size-asian="10pt" style:font-size-complex="10pt"/>
    </style:style>
    <style:style style:name="T8_5" style:family="text">
      <style:text-properties fo:color="#666666" fo:font-size="10pt" style:font-size-asian="10pt" style:font-size-complex="10pt"/>
    </style:style>
    <style:style style:name="T8_6" style:family="text">
      <style:text-properties fo:color="#666666" fo:font-size="10pt" style:font-size-asian="10pt" style:font-size-complex="10pt"/>
    </style:style>
    <style:style style:name="T8_7" style:family="text">
      <style:text-properties fo:color="#666666" fo:font-size="10pt" style:font-size-asian="10pt" style:font-size-complex="10pt"/>
    </style:style>
    <style:style style:name="T8_8" style:family="text">
      <style:text-properties fo:color="#666666" fo:font-size="10pt" style:font-size-asian="10pt" style:font-size-complex="10pt"/>
    </style:style>
    <style:style style:name="T8_9" style:family="text">
      <style:text-properties fo:color="#666666" fo:font-size="10pt" style:font-size-asian="10pt" style:font-size-complex="10pt"/>
    </style:style>
    <style:style style:name="T8_10" style:family="text">
      <style:text-properties fo:color="#666666" fo:font-size="10pt" style:font-size-asian="10pt" style:font-size-complex="10pt"/>
    </style:style>
    <style:style style:name="T8_11" style:family="text">
      <style:text-properties fo:color="#666666" fo:font-size="10pt" style:font-size-asian="10pt" style:font-size-complex="10pt"/>
    </style:style>
    <style:style style:name="T8_12" style:family="text">
      <style:text-properties fo:color="#666666" fo:font-size="10pt" style:font-size-asian="10pt" style:font-size-complex="10pt"/>
    </style:style>
    <style:style style:name="T8_13" style:family="text">
      <style:text-properties fo:color="#666666" fo:font-size="10pt" style:font-size-asian="10pt" style:font-size-complex="10pt"/>
    </style:style>
    <style:style style:name="T8_14" style:family="text">
      <style:text-properties fo:color="#666666" fo:font-size="10pt" style:font-size-asian="10pt" style:font-size-complex="10pt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8_15" style:family="text">
      <style:text-properties fo:color="#666666" fo:font-size="10pt" style:font-size-asian="10pt" style:font-size-complex="10pt"/>
    </style:style>
    <style:style style:name="T8_16" style:family="text">
      <style:text-properties fo:color="#666666" fo:font-size="10pt" style:font-size-asian="10pt" style:font-size-complex="10pt"/>
    </style:style>
    <style:style style:name="T8_17" style:family="text">
      <style:text-properties fo:color="#666666" fo:font-size="10pt" style:font-size-asian="10pt" style:font-size-complex="10pt"/>
    </style:style>
    <style:style style:name="T8_18" style:family="text">
      <style:text-properties fo:color="#666666" fo:font-size="10pt" style:font-size-asian="10pt" style:font-size-complex="10pt"/>
    </style:style>
    <style:style style:name="T8_19" style:family="text">
      <style:text-properties fo:color="#666666" fo:font-size="10pt" style:font-size-asian="10pt" style:font-size-complex="10pt"/>
    </style:style>
    <style:style style:name="T8_20" style:family="text">
      <style:text-properties fo:color="#666666" fo:font-size="10pt" style:font-size-asian="10pt" style:font-size-complex="10pt"/>
    </style:style>
    <style:style style:name="T8_21" style:family="text">
      <style:text-properties fo:color="#666666" fo:font-size="10pt" style:font-size-asian="10pt" style:font-size-complex="10pt"/>
    </style:style>
    <style:style style:name="T8_22" style:family="text">
      <style:text-properties fo:color="#666666" fo:font-size="10pt" style:font-size-asian="10pt" style:font-size-complex="10pt"/>
    </style:style>
    <style:style style:name="T8_23" style:family="text">
      <style:text-properties fo:color="#666666" fo:font-size="10pt" style:font-size-asian="10pt" style:font-size-complex="10pt"/>
    </style:style>
    <style:style style:name="T8_24" style:family="text">
      <style:text-properties fo:color="#666666" fo:font-size="10pt" style:font-size-asian="10pt" style:font-size-complex="10pt"/>
    </style:style>
    <style:style style:name="T8_25" style:family="text">
      <style:text-properties fo:color="#666666" fo:font-size="10pt" style:font-size-asian="10pt" style:font-size-complex="10pt"/>
    </style:style>
    <style:style style:name="T8_26" style:family="text">
      <style:text-properties fo:color="#666666" fo:font-size="10pt" style:font-size-asian="10pt" style:font-size-complex="10pt"/>
    </style:style>
    <style:style style:name="T8_27" style:family="text">
      <style:text-properties fo:color="#666666" fo:font-size="10pt" style:font-size-asian="10pt" style:font-size-complex="10pt"/>
    </style:style>
    <style:style style:name="T8_28" style:family="text">
      <style:text-properties fo:color="#666666" fo:font-size="10pt" style:font-size-asian="10pt" style:font-size-complex="10pt"/>
    </style:style>
    <style:style style:name="T8_29" style:family="text">
      <style:text-properties fo:color="#666666" fo:font-size="10pt" style:font-size-asian="10pt" style:font-size-complex="10pt"/>
    </style:style>
    <style:style style:name="T8_30" style:family="text">
      <style:text-properties fo:color="#666666" fo:font-size="10pt" style:font-size-asian="10pt" style:font-size-complex="10pt"/>
    </style:style>
    <style:style style:name="T8_31" style:family="text">
      <style:text-properties fo:color="#666666" fo:font-size="10pt" style:font-size-asian="10pt" style:font-size-complex="10pt"/>
    </style:style>
    <style:style style:name="T8_32" style:family="text">
      <style:text-properties fo:color="#666666" fo:font-size="10pt" style:font-size-asian="10pt" style:font-size-complex="10pt"/>
    </style:style>
    <style:style style:name="T8_33" style:family="text">
      <style:text-properties fo:color="#666666" fo:font-size="10pt" style:font-size-asian="10pt" style:font-size-complex="10pt"/>
    </style:style>
    <style:style style:name="T8_34" style:family="text">
      <style:text-properties fo:color="#666666" fo:font-size="10pt" style:font-size-asian="10pt" style:font-size-complex="10pt"/>
    </style:style>
    <style:style style:name="T8_35" style:family="text">
      <style:text-properties fo:color="#666666" fo:font-size="10pt" style:font-size-asian="10pt" style:font-size-complex="10pt"/>
    </style:style>
    <style:style style:name="T8_36" style:family="text">
      <style:text-properties fo:color="#666666" fo:font-size="10pt" style:font-size-asian="10pt" style:font-size-complex="10pt"/>
    </style:style>
    <style:style style:name="T8_37" style:family="text">
      <style:text-properties fo:color="#666666" fo:font-size="10pt" style:font-size-asian="10pt" style:font-size-complex="10pt"/>
    </style:style>
    <style:style style:name="T8_38" style:family="text">
      <style:text-properties fo:color="#666666" fo:font-size="10pt" style:font-size-asian="10pt" style:font-size-complex="10pt"/>
    </style:style>
    <style:style style:name="T8_39" style:family="text">
      <style:text-properties fo:color="#666666" fo:font-size="10pt" style:font-size-asian="10pt" style:font-size-complex="10pt"/>
    </style:style>
    <style:style style:name="T8_40" style:family="text">
      <style:text-properties fo:color="#666666" fo:font-size="10pt" style:font-size-asian="10pt" style:font-size-complex="10pt"/>
    </style:style>
    <style:style style:name="T8_41" style:family="text">
      <style:text-properties fo:color="#666666" fo:font-size="10pt" style:font-size-asian="10pt" style:font-size-complex="10pt"/>
    </style:style>
    <style:style style:name="T8_42" style:family="text">
      <style:text-properties fo:color="#666666" fo:font-size="10pt" style:font-size-asian="10pt" style:font-size-complex="10pt"/>
    </style:style>
    <style:style style:name="T8_43" style:family="text">
      <style:text-properties fo:color="#666666" fo:font-size="10pt" style:font-size-asian="10pt" style:font-size-complex="10pt"/>
    </style:style>
    <style:style style:name="T8_44" style:family="text">
      <style:text-properties fo:color="#666666" fo:font-size="10pt" style:font-size-asian="10pt" style:font-size-complex="10pt"/>
    </style:style>
    <style:style style:name="T8_45" style:family="text">
      <style:text-properties fo:color="#666666" fo:font-size="10pt" style:font-size-asian="10pt" style:font-size-complex="10pt"/>
    </style:style>
    <style:style style:name="T8_46" style:family="text">
      <style:text-properties fo:color="#666666" fo:font-size="10pt" style:font-size-asian="10pt" style:font-size-complex="10pt"/>
    </style:style>
    <style:style style:name="T8_47" style:family="text">
      <style:text-properties fo:color="#666666" fo:font-size="10pt" style:font-size-asian="10pt" style:font-size-complex="10pt"/>
    </style:style>
    <style:style style:name="T8_48" style:family="text">
      <style:text-properties fo:color="#666666" fo:font-size="10pt" style:font-size-asian="10pt" style:font-size-complex="10pt"/>
    </style:style>
    <style:style style:name="T8_49" style:family="text">
      <style:text-properties fo:color="#666666" fo:font-size="10pt" style:font-size-asian="10pt" style:font-size-complex="10pt"/>
    </style:style>
    <style:style style:name="T8_50" style:family="text">
      <style:text-properties fo:color="#666666" fo:font-size="10pt" style:font-size-asian="10pt" style:font-size-complex="10pt"/>
    </style:style>
    <style:style style:name="T8_51" style:family="text">
      <style:text-properties fo:color="#666666" fo:font-size="10pt" style:font-size-asian="10pt" style:font-size-complex="10pt"/>
    </style:style>
    <style:style style:name="T8_52" style:family="text">
      <style:text-properties fo:color="#666666" fo:font-size="10pt" style:font-size-asian="10pt" style:font-size-complex="10pt"/>
    </style:style>
    <style:style style:name="T8_53" style:family="text">
      <style:text-properties fo:color="#666666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Table1" style:family="table">
      <style:table-properties table:align="left" style:width="18.812cm" fo:margin-left="0cm"/>
    </style:style>
    <style:style style:name="Column1" style:family="table-column">
      <style:table-column-properties style:column-width="1.058cm"/>
    </style:style>
    <style:style style:name="Column2" style:family="table-column">
      <style:table-column-properties style:column-width="17.754cm"/>
    </style:style>
    <style:style style:name="Row1" style:family="table-row"/>
    <style:style style:name="Cell1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5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6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7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8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9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0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3" style:family="text"/>
    <style:style style:name="T13_1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5" style:family="text"/>
    <style:style style:name="T13_1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7" style:family="text"/>
    <style:style style:name="T13_1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9" style:family="text"/>
    <style:style style:name="T13_2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1" style:family="text"/>
    <style:style style:name="T13_2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3" style:family="text"/>
    <style:style style:name="T13_2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5" style:family="text"/>
    <style:style style:name="T13_2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7" style:family="text"/>
    <style:style style:name="T13_2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9" style:family="text"/>
    <style:style style:name="T13_3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1" style:family="text"/>
    <style:style style:name="T13_3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3" style:family="text"/>
    <style:style style:name="T13_3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5" style:family="text"/>
    <style:style style:name="T13_3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7" style:family="text"/>
    <style:style style:name="T13_3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9" style:family="text"/>
    <style:style style:name="T13_4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1" style:family="text"/>
    <style:style style:name="T13_4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3" style:family="text"/>
    <style:style style:name="T13_4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5" style:family="text"/>
    <style:style style:name="T13_4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7" style:family="text"/>
    <style:style style:name="T13_4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9" style:family="text"/>
    <style:style style:name="T13_5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51" style:family="text"/>
    <style:style style:name="T13_5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color="#666666" fo:font-size="12pt" style:font-size-asian="12pt" style:font-size-complex="12pt"/>
    </style:style>
    <style:style style:name="Table2" style:family="table">
      <style:table-properties table:align="left" style:width="18.812cm" fo:margin-left="0cm"/>
    </style:style>
    <style:style style:name="Column3" style:family="table-column">
      <style:table-column-properties style:column-width="1.058cm"/>
    </style:style>
    <style:style style:name="Column4" style:family="table-column">
      <style:table-column-properties style:column-width="17.754cm"/>
    </style:style>
    <style:style style:name="Row6" style:family="table-row"/>
    <style:style style:name="Cell11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5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6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7" style:family="table-row"/>
    <style:style style:name="Cell1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P34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Table3" style:family="table">
      <style:table-properties table:align="left" style:width="18.812cm" fo:margin-left="0cm"/>
    </style:style>
    <style:style style:name="Column5" style:family="table-column">
      <style:table-column-properties style:column-width="1.058cm"/>
    </style:style>
    <style:style style:name="Column6" style:family="table-column">
      <style:table-column-properties style:column-width="17.754cm"/>
    </style:style>
    <style:style style:name="Row8" style:family="table-row"/>
    <style:style style:name="Cell15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6_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6_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6_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6_5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6_6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6_7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6_8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9" style:family="table-row"/>
    <style:style style:name="Cell17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666666" fo:font-size="12pt" style:font-size-asian="12pt" style:font-size-complex="12pt"/>
    </style:style>
    <style:style style:name="T45_2" style:family="text">
      <style:text-properties fo:color="#666666" fo:font-size="12pt" style:font-size-asian="12pt" style:font-size-complex="12pt"/>
    </style:style>
    <style:style style:name="T45_3" style:family="text">
      <style:text-properties fo:color="#666666" fo:font-size="12pt" style:font-size-asian="12pt" style:font-size-complex="12pt"/>
    </style:style>
    <style:style style:name="T45_4" style:family="text">
      <style:text-properties fo:color="#666666" fo:font-size="12pt" style:font-size-asian="12pt" style:font-size-complex="12pt"/>
    </style:style>
    <style:style style:name="T45_5" style:family="text">
      <style:text-properties fo:color="#666666" fo:font-size="12pt" style:font-size-asian="12pt" style:font-size-complex="12pt"/>
    </style:style>
    <style:style style:name="T45_6" style:family="text">
      <style:text-properties fo:color="#666666" fo:font-size="12pt" style:font-size-asian="12pt" style:font-size-complex="12pt"/>
    </style:style>
    <style:style style:name="T45_7" style:family="text">
      <style:text-properties fo:color="#666666" fo:font-size="12pt" style:font-size-asian="12pt" style:font-size-complex="12pt"/>
    </style:style>
    <style:style style:name="T45_8" style:family="text">
      <style:text-properties fo:color="#666666" fo:font-size="12pt" style:font-size-asian="12pt" style:font-size-complex="12pt"/>
    </style:style>
    <style:style style:name="T45_9" style:family="text">
      <style:text-properties fo:color="#666666" fo:font-size="12pt" style:font-size-asian="12pt" style:font-size-complex="12pt"/>
    </style:style>
    <style:style style:name="T45_10" style:family="text">
      <style:text-properties fo:color="#666666" fo:font-size="12pt" style:font-size-asian="12pt" style:font-size-complex="12pt"/>
    </style:style>
    <style:style style:name="T45_11" style:family="text">
      <style:text-properties fo:color="#666666" fo:font-size="12pt" style:font-size-asian="12pt" style:font-size-complex="12pt"/>
    </style:style>
    <style:style style:name="T45_12" style:family="text">
      <style:text-properties fo:color="#666666" fo:font-size="12pt" style:font-size-asian="12pt" style:font-size-complex="12pt"/>
    </style:style>
    <style:style style:name="T45_13" style:family="text">
      <style:text-properties fo:color="#666666" fo:font-size="12pt" style:font-size-asian="12pt" style:font-size-complex="12pt"/>
    </style:style>
    <style:style style:name="T45_14" style:family="text">
      <style:text-properties fo:color="#666666" fo:font-size="12pt" style:font-size-asian="12pt" style:font-size-complex="12pt"/>
    </style:style>
    <style:style style:name="T45_15" style:family="text">
      <style:text-properties fo:color="#666666" fo:font-size="12pt" style:font-size-asian="12pt" style:font-size-complex="12pt"/>
    </style:style>
    <style:style style:name="T45_16" style:family="text">
      <style:text-properties fo:color="#666666" fo:font-size="12pt" style:font-size-asian="12pt" style:font-size-complex="12pt"/>
    </style:style>
    <style:style style:name="T45_17" style:family="text">
      <style:text-properties fo:color="#666666" fo:font-size="12pt" style:font-size-asian="12pt" style:font-size-complex="12pt"/>
    </style:style>
    <style:style style:name="T45_18" style:family="text">
      <style:text-properties fo:color="#666666" fo:font-size="12pt" style:font-size-asian="12pt" style:font-size-complex="12pt"/>
    </style:style>
    <style:style style:name="T45_19" style:family="text">
      <style:text-properties fo:color="#666666" fo:font-size="12pt" style:font-size-asian="12pt" style:font-size-complex="12pt"/>
    </style:style>
    <style:style style:name="T45_20" style:family="text">
      <style:text-properties fo:color="#666666" fo:font-size="12pt" style:font-size-asian="12pt" style:font-size-complex="12pt"/>
    </style:style>
    <style:style style:name="T45_21" style:family="text">
      <style:text-properties fo:color="#666666" fo:font-size="12pt" style:font-size-asian="12pt" style:font-size-complex="12pt"/>
    </style:style>
    <style:style style:name="T45_22" style:family="text">
      <style:text-properties fo:color="#666666" fo:font-size="12pt" style:font-size-asian="12pt" style:font-size-complex="12pt"/>
    </style:style>
    <style:style style:name="T45_23" style:family="text">
      <style:text-properties fo:color="#666666" fo:font-size="12pt" style:font-size-asian="12pt" style:font-size-complex="12pt"/>
    </style:style>
    <style:style style:name="T45_24" style:family="text">
      <style:text-properties fo:color="#666666" fo:font-size="12pt" style:font-size-asian="12pt" style:font-size-complex="12pt"/>
    </style:style>
    <style:style style:name="T45_25" style:family="text">
      <style:text-properties fo:color="#666666" fo:font-size="12pt" style:font-size-asian="12pt" style:font-size-complex="12pt"/>
    </style:style>
    <style:style style:name="T45_26" style:family="text">
      <style:text-properties fo:color="#666666" fo:font-size="12pt" style:font-size-asian="12pt" style:font-size-complex="12pt"/>
    </style:style>
    <style:style style:name="T45_27" style:family="text">
      <style:text-properties fo:color="#666666" fo:font-size="12pt" style:font-size-asian="12pt" style:font-size-complex="12pt"/>
    </style:style>
    <style:style style:name="T45_28" style:family="text">
      <style:text-properties fo:color="#666666" fo:font-size="12pt" style:font-size-asian="12pt" style:font-size-complex="12pt"/>
    </style:style>
    <style:style style:name="T45_29" style:family="text">
      <style:text-properties fo:color="#666666" fo:font-size="12pt" style:font-size-asian="12pt" style:font-size-complex="12pt"/>
    </style:style>
    <style:style style:name="T45_30" style:family="text">
      <style:text-properties fo:color="#666666" fo:font-size="12pt" style:font-size-asian="12pt" style:font-size-complex="12pt"/>
    </style:style>
    <style:style style:name="T45_31" style:family="text">
      <style:text-properties fo:color="#666666" fo:font-size="12pt" style:font-size-asian="12pt" style:font-size-complex="12pt"/>
    </style:style>
    <style:style style:name="T45_32" style:family="text">
      <style:text-properties fo:color="#666666" fo:font-size="12pt" style:font-size-asian="12pt" style:font-size-complex="12pt"/>
    </style:style>
    <style:style style:name="T45_33" style:family="text">
      <style:text-properties fo:color="#666666" fo:font-size="12pt" style:font-size-asian="12pt" style:font-size-complex="12pt"/>
    </style:style>
    <style:style style:name="T45_34" style:family="text">
      <style:text-properties fo:color="#666666" fo:font-size="12pt" style:font-size-asian="12pt" style:font-size-complex="12pt"/>
    </style:style>
    <style:style style:name="T45_35" style:family="text">
      <style:text-properties fo:color="#666666" fo:font-size="12pt" style:font-size-asian="12pt" style:font-size-complex="12pt"/>
    </style:style>
    <style:style style:name="T45_36" style:family="text">
      <style:text-properties fo:color="#666666" fo:font-size="12pt" style:font-size-asian="12pt" style:font-size-complex="12pt"/>
    </style:style>
    <style:style style:name="T45_37" style:family="text">
      <style:text-properties fo:color="#666666" fo:font-size="12pt" style:font-size-asian="12pt" style:font-size-complex="12pt"/>
    </style:style>
    <style:style style:name="T45_38" style:family="text">
      <style:text-properties fo:color="#666666" fo:font-size="12pt" style:font-size-asian="12pt" style:font-size-complex="12pt"/>
    </style:style>
    <style:style style:name="T45_39" style:family="text">
      <style:text-properties fo:color="#666666" fo:font-size="12pt" style:font-size-asian="12pt" style:font-size-complex="12pt"/>
    </style:style>
    <style:style style:name="T45_40" style:family="text">
      <style:text-properties fo:color="#666666" fo:font-size="12pt" style:font-size-asian="12pt" style:font-size-complex="12pt"/>
    </style:style>
    <style:style style:name="T45_41" style:family="text">
      <style:text-properties fo:color="#666666" fo:font-size="12pt" style:font-size-asian="12pt" style:font-size-complex="12pt"/>
    </style:style>
    <style:style style:name="T45_42" style:family="text">
      <style:text-properties fo:color="#666666" fo:font-size="12pt" style:font-size-asian="12pt" style:font-size-complex="12pt"/>
    </style:style>
    <style:style style:name="T45_43" style:family="text">
      <style:text-properties fo:color="#666666" fo:font-size="12pt" style:font-size-asian="12pt" style:font-size-complex="12pt"/>
    </style:style>
    <style:style style:name="T45_44" style:family="text">
      <style:text-properties fo:color="#666666" fo:font-size="12pt" style:font-size-asian="12pt" style:font-size-complex="12pt"/>
    </style:style>
    <style:style style:name="T45_45" style:family="text">
      <style:text-properties fo:color="#666666" fo:font-size="12pt" style:font-size-asian="12pt" style:font-size-complex="12pt"/>
    </style:style>
    <style:style style:name="T45_46" style:family="text">
      <style:text-properties fo:color="#666666" fo:font-size="12pt" style:font-size-asian="12pt" style:font-size-complex="12pt"/>
    </style:style>
    <style:style style:name="T45_47" style:family="text">
      <style:text-properties fo:color="#666666" fo:font-size="12pt" style:font-size-asian="12pt" style:font-size-complex="12pt"/>
    </style:style>
    <style:style style:name="T45_48" style:family="text">
      <style:text-properties fo:color="#666666" fo:font-size="12pt" style:font-size-asian="12pt" style:font-size-complex="12pt"/>
    </style:style>
    <style:style style:name="T45_49" style:family="text">
      <style:text-properties fo:color="#666666" fo:font-size="12pt" style:font-size-asian="12pt" style:font-size-complex="12pt"/>
    </style:style>
    <style:style style:name="T45_50" style:family="text">
      <style:text-properties fo:color="#666666" fo:font-size="12pt" style:font-size-asian="12pt" style:font-size-complex="12pt"/>
    </style:style>
    <style:style style:name="T45_51" style:family="text">
      <style:text-properties fo:color="#666666" fo:font-size="12pt" style:font-size-asian="12pt" style:font-size-complex="12pt"/>
    </style:style>
    <style:style style:name="T45_52" style:family="text">
      <style:text-properties fo:color="#666666" fo:font-size="12pt" style:font-size-asian="12pt" style:font-size-complex="12pt"/>
    </style:style>
    <style:style style:name="T45_53" style:family="text">
      <style:text-properties fo:color="#666666" fo:font-size="12pt" style:font-size-asian="12pt" style:font-size-complex="12pt"/>
    </style:style>
    <style:style style:name="T45_54" style:family="text">
      <style:text-properties fo:color="#666666" fo:font-size="12pt" style:font-size-asian="12pt" style:font-size-complex="12pt"/>
    </style:style>
    <style:style style:name="T45_55" style:family="text">
      <style:text-properties fo:color="#666666" fo:font-size="12pt" style:font-size-asian="12pt" style:font-size-complex="12pt"/>
    </style:style>
    <style:style style:name="T45_56" style:family="text">
      <style:text-properties fo:color="#666666" fo:font-size="12pt" style:font-size-asian="12pt" style:font-size-complex="12pt"/>
    </style:style>
    <style:style style:name="T45_57" style:family="text">
      <style:text-properties fo:color="#666666" fo:font-size="12pt" style:font-size-asian="12pt" style:font-size-complex="12pt"/>
    </style:style>
    <style:style style:name="T45_58" style:family="text">
      <style:text-properties fo:color="#666666" fo:font-size="12pt" style:font-size-asian="12pt" style:font-size-complex="12pt"/>
    </style:style>
    <style:style style:name="T45_59" style:family="text">
      <style:text-properties fo:color="#666666" fo:font-size="12pt" style:font-size-asian="12pt" style:font-size-complex="12pt"/>
    </style:style>
    <style:style style:name="T45_60" style:family="text">
      <style:text-properties fo:color="#666666" fo:font-size="12pt" style:font-size-asian="12pt" style:font-size-complex="12pt"/>
    </style:style>
    <style:style style:name="T45_61" style:family="text">
      <style:text-properties fo:color="#666666" fo:font-size="12pt" style:font-size-asian="12pt" style:font-size-complex="12pt"/>
    </style:style>
    <style:style style:name="T45_62" style:family="text">
      <style:text-properties fo:color="#666666" fo:font-size="12pt" style:font-size-asian="12pt" style:font-size-complex="12pt"/>
    </style:style>
    <style:style style:name="T45_63" style:family="text">
      <style:text-properties fo:color="#666666" fo:font-size="12pt" style:font-size-asian="12pt" style:font-size-complex="12pt"/>
    </style:style>
    <style:style style:name="T45_64" style:family="text">
      <style:text-properties fo:color="#666666" fo:font-size="12pt" style:font-size-asian="12pt" style:font-size-complex="12pt"/>
    </style:style>
    <style:style style:name="T45_65" style:family="text">
      <style:text-properties fo:color="#666666" fo:font-size="12pt" style:font-size-asian="12pt" style:font-size-complex="12pt"/>
    </style:style>
    <style:style style:name="T45_66" style:family="text">
      <style:text-properties fo:color="#666666" fo:font-size="12pt" style:font-size-asian="12pt" style:font-size-complex="12pt"/>
    </style:style>
  </office:automatic-styles>
  <office:body>
    <office:text>
      <text:p text:style-name="P1"><text:span text:style-name="T1_1">Checklist</text:span><text:span text:style-name="T1_2">:<text:s/></text:span><text:span text:style-name="T1_3">Creating</text:span><text:span text:style-name="T1_4"><text:s/></text:span><text:span text:style-name="T1_5">a</text:span><text:span text:style-name="T1_6"><text:s/></text:span><text:span text:style-name="T1_7">Key</text:span><text:span text:style-name="T1_8"><text:s/></text:span><text:span text:style-name="T1_9">Pair</text:span></text:p>
      <text:p text:style-name="P2"/>
      <text:p text:style-name="P3"><text:span text:style-name="T3_1">First</text:span><text:span text:style-name="T3_2"><text:s/></text:span><text:span text:style-name="T3_3">Name</text:span><text:span text:style-name="T3_4">:<text:tab/><text:tab/><text:tab/><text:tab/><text:tab/></text:span><text:span text:style-name="T3_5">Last</text:span><text:span text:style-name="T3_6"><text:s/></text:span><text:span text:style-name="T3_7">Name</text:span><text:span text:style-name="T3_8">:<text:s text:c="3"/><text:tab/><text:tab/><text:tab/><text:tab/></text:span></text:p>
      <text:p text:style-name="P4"><text:span text:style-name="T4_1">Project</text:span><text:span text:style-name="T4_2"><text:s/></text:span><text:span text:style-name="T4_3">Name</text:span><text:span text:style-name="T4_4">:<text:s/><text:tab/><text:tab/><text:tab/><text:tab/></text:span><text:span text:style-name="T4_5">Date</text:span><text:span text:style-name="T4_6">:</text:span></text:p>
      <text:p text:style-name="P5"/>
      <text:p text:style-name="P6"><text:span text:style-name="T6_1">A</text:span><text:span text:style-name="T6_2"><text:s/></text:span><text:span text:style-name="T6_3">Key</text:span><text:span text:style-name="T6_4"><text:s/></text:span><text:span text:style-name="T6_5">Pair</text:span><text:span text:style-name="T6_6"><text:s/></text:span><text:span text:style-name="T6_7">is</text:span><text:span text:style-name="T6_8"><text:s/></text:span><text:span text:style-name="T6_9">a</text:span><text:span text:style-name="T6_10"><text:s/></text:span><text:span text:style-name="T6_11">set</text:span><text:span text:style-name="T6_12"><text:s/></text:span><text:span text:style-name="T6_13">of</text:span><text:span text:style-name="T6_14"><text:s/></text:span><text:span text:style-name="T6_15">credentials</text:span><text:span text:style-name="T6_16"><text:s/></text:span><text:span text:style-name="T6_17">that</text:span><text:span text:style-name="T6_18"><text:s/></text:span><text:span text:style-name="T6_19">you</text:span><text:span text:style-name="T6_20"><text:s/></text:span><text:span text:style-name="T6_21">use</text:span><text:span text:style-name="T6_22"><text:s/></text:span><text:span text:style-name="T6_23">to</text:span><text:span text:style-name="T6_24"><text:s/></text:span><text:span text:style-name="T6_25">communicate</text:span><text:span text:style-name="T6_26"><text:s/></text:span><text:span text:style-name="T6_27">securely</text:span><text:span text:style-name="T6_28"><text:s/></text:span><text:span text:style-name="T6_29">with</text:span><text:span text:style-name="T6_30"><text:s/></text:span><text:span text:style-name="T6_31">your</text:span><text:span text:style-name="T6_32"><text:s/></text:span><text:span text:style-name="T6_33">server</text:span><text:span text:style-name="T6_34"><text:s/></text:span><text:span text:style-name="T6_35">on</text:span><text:span text:style-name="T6_36"><text:s/></text:span><text:span text:style-name="T6_37">the</text:span><text:span text:style-name="T6_38"><text:s/></text:span><text:span text:style-name="T6_39">cloud</text:span><text:span text:style-name="T6_40">.</text:span></text:p>
      <text:p text:style-name="P7"/>
      <text:p text:style-name="P8"><text:span text:style-name="T8_1">If</text:span><text:span text:style-name="T8_2"><text:s/></text:span><text:span text:style-name="T8_3">working</text:span><text:span text:style-name="T8_4"><text:s/></text:span><text:span text:style-name="T8_5">online</text:span><text:span text:style-name="T8_6"><text:s/></text:span><text:span text:style-name="T8_7">you</text:span><text:span text:style-name="T8_8"><text:s/></text:span><text:span text:style-name="T8_9">can</text:span><text:span text:style-name="T8_10"><text:s/></text:span><text:span text:style-name="T8_11">copy</text:span><text:span text:style-name="T8_12"><text:s/></text:span><text:span text:style-name="T8_13">the</text:span><text:span text:style-name="T8_14"><text:s/></text:span><draw:frame svg:x="0cm" svg:y="0cm" svg:width="0.423cm" svg:height="0.423cm" draw:style-name="FR1" text:anchor-type="as-char" draw:z-index="0"><draw:image xlink:href="Pictures/image1.png" xlink:type="simple" xlink:show="embed" xlink:actuate="onLoad"/></draw:frame><text:span text:style-name="T8_15"><text:s/></text:span><text:span text:style-name="T8_16">and</text:span><text:span text:style-name="T8_17"><text:s/></text:span><text:span text:style-name="T8_18">paste</text:span><text:span text:style-name="T8_19"><text:s/></text:span><text:span text:style-name="T8_20">it</text:span><text:span text:style-name="T8_21"><text:s/></text:span><text:span text:style-name="T8_22">in</text:span><text:span text:style-name="T8_23"><text:s/></text:span><text:span text:style-name="T8_24">the</text:span><text:span text:style-name="T8_25"><text:s/></text:span><text:span text:style-name="T8_26">boxes</text:span><text:span text:style-name="T8_27"><text:s/></text:span><text:span text:style-name="T8_28">on</text:span><text:span text:style-name="T8_29"><text:s/></text:span><text:span text:style-name="T8_30">the</text:span><text:span text:style-name="T8_31"><text:s/></text:span><text:span text:style-name="T8_32">left</text:span><text:span text:style-name="T8_33"><text:s/></text:span><text:span text:style-name="T8_34">as</text:span><text:span text:style-name="T8_35"><text:s/></text:span><text:span text:style-name="T8_36">you</text:span><text:span text:style-name="T8_37"><text:s/></text:span><text:span text:style-name="T8_38">progress</text:span><text:span text:style-name="T8_39">.<text:s/></text:span><text:span text:style-name="T8_40">Otherwise</text:span><text:span text:style-name="T8_41"><text:s/></text:span><text:span text:style-name="T8_42">fill</text:span><text:span text:style-name="T8_43"><text:s/></text:span><text:span text:style-name="T8_44">the</text:span><text:span text:style-name="T8_45"><text:s/></text:span><text:span text:style-name="T8_46">details</text:span><text:span text:style-name="T8_47"><text:s/></text:span><text:span text:style-name="T8_48">in</text:span><text:span text:style-name="T8_49"><text:s/></text:span><text:span text:style-name="T8_50">by</text:span><text:span text:style-name="T8_51"><text:s/></text:span><text:span text:style-name="T8_52">hand</text:span><text:span text:style-name="T8_53"><text:s/>:)<text:s/></text:span></text:p>
      <text:p text:style-name="P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"/>
          </table:table-cell>
          <table:table-cell table:style-name="Cell2">
            <text:p text:style-name="P11"><text:span text:style-name="T11_1">Bring</text:span><text:span text:style-name="T11_2"><text:s/></text:span><text:span text:style-name="T11_3">up</text:span><text:span text:style-name="T11_4"><text:s/></text:span><text:span text:style-name="T11_5">the</text:span><text:span text:style-name="T11_6"><text:s/></text:span><text:span text:style-name="T11_7">Create</text:span><text:span text:style-name="T11_8"><text:s/></text:span><text:span text:style-name="T11_9">Key</text:span><text:span text:style-name="T11_10"><text:s/></text:span><text:span text:style-name="T11_11">Pair</text:span><text:span text:style-name="T11_12"><text:s/></text:span><text:span text:style-name="T11_13">dialogue</text:span><text:span text:style-name="T11_14">:</text:span></text:p>
          </table:table-cell>
        </table:table-row>
        <table:table-row table:style-name="Row2">
          <table:table-cell table:style-name="Cell3">
            <text:p text:style-name="P12"/>
          </table:table-cell>
          <table:table-cell table:style-name="Cell4">
            <text:p text:style-name="P13"><text:span text:style-name="T13_1">In</text:span><text:span text:style-name="T13_2"><text:s/></text:span><text:span text:style-name="T13_3">a</text:span><text:span text:style-name="T13_4"><text:s/></text:span><text:span text:style-name="T13_5">web</text:span><text:span text:style-name="T13_6"><text:s/></text:span><text:span text:style-name="T13_7">browser</text:span><text:span text:style-name="T13_8"><text:s/></text:span><text:span text:style-name="T13_9">navigate</text:span><text:span text:style-name="T13_10"><text:s/></text:span><text:span text:style-name="T13_11">to</text:span><text:span text:style-name="T13_12"><text:s/></text:span><text:span text:style-name="T13_13"><text:a xlink:type="simple" xlink:href="https://dashboard.rc.nectar.org.au/project/access_and_security/"><text:span text:style-name="T13_14">https</text:span></text:a></text:span><text:span text:style-name="T13_15"><text:a xlink:type="simple" xlink:href="https://dashboard.rc.nectar.org.au/project/access_and_security/"><text:span text:style-name="T13_16">://</text:span></text:a></text:span><text:span text:style-name="T13_17"><text:a xlink:type="simple" xlink:href="https://dashboard.rc.nectar.org.au/project/access_and_security/"><text:span text:style-name="T13_18">dashboard</text:span></text:a></text:span><text:span text:style-name="T13_19"><text:a xlink:type="simple" xlink:href="https://dashboard.rc.nectar.org.au/project/access_and_security/"><text:span text:style-name="T13_20">.</text:span></text:a></text:span><text:span text:style-name="T13_21"><text:a xlink:type="simple" xlink:href="https://dashboard.rc.nectar.org.au/project/access_and_security/"><text:span text:style-name="T13_22">rc</text:span></text:a></text:span><text:span text:style-name="T13_23"><text:a xlink:type="simple" xlink:href="https://dashboard.rc.nectar.org.au/project/access_and_security/"><text:span text:style-name="T13_24">.</text:span></text:a></text:span><text:span text:style-name="T13_25"><text:a xlink:type="simple" xlink:href="https://dashboard.rc.nectar.org.au/project/access_and_security/"><text:span text:style-name="T13_26">nectar</text:span></text:a></text:span><text:span text:style-name="T13_27"><text:a xlink:type="simple" xlink:href="https://dashboard.rc.nectar.org.au/project/access_and_security/"><text:span text:style-name="T13_28">.</text:span></text:a></text:span><text:span text:style-name="T13_29"><text:a xlink:type="simple" xlink:href="https://dashboard.rc.nectar.org.au/project/access_and_security/"><text:span text:style-name="T13_30">org</text:span></text:a></text:span><text:span text:style-name="T13_31"><text:a xlink:type="simple" xlink:href="https://dashboard.rc.nectar.org.au/project/access_and_security/"><text:span text:style-name="T13_32">.</text:span></text:a></text:span><text:span text:style-name="T13_33"><text:a xlink:type="simple" xlink:href="https://dashboard.rc.nectar.org.au/project/access_and_security/"><text:span text:style-name="T13_34">au</text:span></text:a></text:span><text:span text:style-name="T13_35"><text:a xlink:type="simple" xlink:href="https://dashboard.rc.nectar.org.au/project/access_and_security/"><text:span text:style-name="T13_36">/</text:span></text:a></text:span><text:span text:style-name="T13_37"><text:a xlink:type="simple" xlink:href="https://dashboard.rc.nectar.org.au/project/access_and_security/"><text:span text:style-name="T13_38">project</text:span></text:a></text:span><text:span text:style-name="T13_39"><text:a xlink:type="simple" xlink:href="https://dashboard.rc.nectar.org.au/project/access_and_security/"><text:span text:style-name="T13_40">/</text:span></text:a></text:span><text:span text:style-name="T13_41"><text:a xlink:type="simple" xlink:href="https://dashboard.rc.nectar.org.au/project/access_and_security/"><text:span text:style-name="T13_42">access</text:span></text:a></text:span><text:span text:style-name="T13_43"><text:a xlink:type="simple" xlink:href="https://dashboard.rc.nectar.org.au/project/access_and_security/"><text:span text:style-name="T13_44">_</text:span></text:a></text:span><text:span text:style-name="T13_45"><text:a xlink:type="simple" xlink:href="https://dashboard.rc.nectar.org.au/project/access_and_security/"><text:span text:style-name="T13_46">and</text:span></text:a></text:span><text:span text:style-name="T13_47"><text:a xlink:type="simple" xlink:href="https://dashboard.rc.nectar.org.au/project/access_and_security/"><text:span text:style-name="T13_48">_</text:span></text:a></text:span><text:span text:style-name="T13_49"><text:a xlink:type="simple" xlink:href="https://dashboard.rc.nectar.org.au/project/access_and_security/"><text:span text:style-name="T13_50">security</text:span></text:a></text:span><text:span text:style-name="T13_51"><text:a xlink:type="simple" xlink:href="https://dashboard.rc.nectar.org.au/project/access_and_security/"><text:span text:style-name="T13_52">/</text:span></text:a></text:span><text:span text:style-name="T13_53"><text:s/></text:span></text:p>
          </table:table-cell>
        </table:table-row>
        <table:table-row table:style-name="Row3">
          <table:table-cell table:style-name="Cell5">
            <text:p text:style-name="P14"/>
          </table:table-cell>
          <table:table-cell table:style-name="Cell6">
            <text:p text:style-name="P15"><text:span text:style-name="T15_1">The</text:span><text:span text:style-name="T15_2"><text:s/></text:span><text:span text:style-name="T15_3">project</text:span><text:span text:style-name="T15_4"><text:s/></text:span><text:span text:style-name="T15_5">name</text:span><text:span text:style-name="T15_6"><text:s/></text:span><text:span text:style-name="T15_7">in</text:span><text:span text:style-name="T15_8"><text:s/></text:span><text:span text:style-name="T15_9">the</text:span><text:span text:style-name="T15_10"><text:s/></text:span><text:span text:style-name="T15_11">project</text:span><text:span text:style-name="T15_12"><text:s/></text:span><text:span text:style-name="T15_13">drop</text:span><text:span text:style-name="T15_14"><text:s/></text:span><text:span text:style-name="T15_15">down</text:span><text:span text:style-name="T15_16"><text:s/></text:span><text:span text:style-name="T15_17">matches</text:span><text:span text:style-name="T15_18"><text:s/></text:span><text:span text:style-name="T15_19">the</text:span><text:span text:style-name="T15_20"><text:s/></text:span><text:span text:style-name="T15_21">project</text:span><text:span text:style-name="T15_22"><text:s/></text:span><text:span text:style-name="T15_23">name</text:span><text:span text:style-name="T15_24"><text:s/></text:span><text:span text:style-name="T15_25">above</text:span></text:p>
          </table:table-cell>
        </table:table-row>
        <table:table-row table:style-name="Row4">
          <table:table-cell table:style-name="Cell7">
            <text:p text:style-name="P16"/>
          </table:table-cell>
          <table:table-cell table:style-name="Cell8">
            <text:p text:style-name="P17"><text:span text:style-name="T17_1">The</text:span><text:span text:style-name="T17_2"><text:s/>“</text:span><text:span text:style-name="T17_3">Key</text:span><text:span text:style-name="T17_4"><text:s/></text:span><text:span text:style-name="T17_5">Pairs</text:span><text:span text:style-name="T17_6">”<text:s/></text:span><text:span text:style-name="T17_7">tab</text:span><text:span text:style-name="T17_8"><text:s/></text:span><text:span text:style-name="T17_9">is</text:span><text:span text:style-name="T17_10"><text:s/></text:span><text:span text:style-name="T17_11">selected</text:span></text:p>
          </table:table-cell>
        </table:table-row>
        <table:table-row table:style-name="Row5">
          <table:table-cell table:style-name="Cell9">
            <text:p text:style-name="P18"/>
          </table:table-cell>
          <table:table-cell table:style-name="Cell10">
            <text:p text:style-name="P19"><text:span text:style-name="T19_1">Press</text:span><text:span text:style-name="T19_2"><text:s/></text:span><text:span text:style-name="T19_3">the</text:span><text:span text:style-name="T19_4"><text:s/>“+<text:s/></text:span><text:span text:style-name="T19_5">Create</text:span><text:span text:style-name="T19_6"><text:s/></text:span><text:span text:style-name="T19_7">Key</text:span><text:span text:style-name="T19_8"><text:s/></text:span><text:span text:style-name="T19_9">Pair</text:span><text:span text:style-name="T19_10">”<text:s/></text:span><text:span text:style-name="T19_11">button</text:span></text:p>
          </table:table-cell>
        </table:table-row>
      </table:table>
      <text:p text:style-name="P20"/>
      <text:p text:style-name="P21"><text:span text:style-name="T21_1">In</text:span><text:span text:style-name="T21_2"><text:s/></text:span><text:span text:style-name="T21_3">the</text:span><text:span text:style-name="T21_4"><text:s/></text:span><text:span text:style-name="T21_5">resultant</text:span><text:span text:style-name="T21_6"><text:s/></text:span><text:span text:style-name="T21_7">dialogue</text:span><text:span text:style-name="T21_8"><text:s/></text:span><text:span text:style-name="T21_9">titled</text:span><text:span text:style-name="T21_10"><text:s/></text:span><text:span text:style-name="T21_11">Create</text:span><text:span text:style-name="T21_12"><text:s/></text:span><text:span text:style-name="T21_13">Key</text:span><text:span text:style-name="T21_14"><text:s/></text:span><text:span text:style-name="T21_15">Pair</text:span><text:span text:style-name="T21_16">:</text:span></text:p>
      <text:p text:style-name="P22"/>
      <table:table table:style-name="Table2">
        <table:table-column table:style-name="Column3"/>
        <table:table-column table:style-name="Column4"/>
        <table:table-row table:style-name="Row6">
          <table:table-cell table:style-name="Cell11">
            <text:p text:style-name="P23"/>
          </table:table-cell>
          <table:table-cell table:style-name="Cell12">
            <text:p text:style-name="P24"><text:span text:style-name="T24_1">Key</text:span><text:span text:style-name="T24_2"><text:s/></text:span><text:span text:style-name="T24_3">Pair</text:span><text:span text:style-name="T24_4"><text:s/></text:span><text:span text:style-name="T24_5">name</text:span><text:span text:style-name="T24_6">:</text:span></text:p>
          </table:table-cell>
        </table:table-row>
        <table:table-row table:style-name="Row7">
          <table:table-cell table:style-name="Cell13">
            <text:p text:style-name="P25"/>
          </table:table-cell>
          <table:table-cell table:style-name="Cell14">
            <text:p text:style-name="P26"><text:span text:style-name="T26_1">Enter</text:span><text:span text:style-name="T26_2"><text:s/></text:span><text:span text:style-name="T26_3">a</text:span><text:span text:style-name="T26_4"><text:s/></text:span><text:span text:style-name="T26_5">meaningful</text:span><text:span text:style-name="T26_6"><text:s/></text:span><text:span text:style-name="T26_7">name</text:span><text:span text:style-name="T26_8"><text:s/></text:span><text:span text:style-name="T26_9">in</text:span><text:span text:style-name="T26_10"><text:s/></text:span><text:span text:style-name="T26_11">the</text:span><text:span text:style-name="T26_12"><text:s/></text:span><text:span text:style-name="T26_13">Key</text:span><text:span text:style-name="T26_14"><text:s/></text:span><text:span text:style-name="T26_15">Pair</text:span><text:span text:style-name="T26_16"><text:s/></text:span><text:span text:style-name="T26_17">Name</text:span><text:span text:style-name="T26_18"><text:s/></text:span><text:span text:style-name="T26_19">field</text:span></text:p>
            <text:p text:style-name="P27"><text:span text:style-name="T27_1">The</text:span><text:span text:style-name="T27_2"><text:s/></text:span><text:span text:style-name="T27_3">name</text:span><text:span text:style-name="T27_4"><text:s/></text:span><text:span text:style-name="T27_5">you</text:span><text:span text:style-name="T27_6"><text:s/></text:span><text:span text:style-name="T27_7">entered</text:span><text:span text:style-name="T27_8"><text:s/></text:span><text:span text:style-name="T27_9">was</text:span><text:span text:style-name="T27_10">:</text:span></text:p>
            <text:p text:style-name="P28"/>
            <text:p text:style-name="P29"/>
          </table:table-cell>
        </table:table-row>
      </table:table>
      <text:p text:style-name="P30"/>
      <text:p text:style-name="P31"><text:span text:style-name="T31_1">Press</text:span><text:span text:style-name="T31_2"><text:s/></text:span><text:span text:style-name="T31_3">the</text:span><text:span text:style-name="T31_4"><text:s/>“</text:span><text:span text:style-name="T31_5">Create</text:span><text:span text:style-name="T31_6"><text:s/></text:span><text:span text:style-name="T31_7">Key</text:span><text:span text:style-name="T31_8"><text:s/></text:span><text:span text:style-name="T31_9">Pair</text:span><text:span text:style-name="T31_10">”<text:s/></text:span><text:span text:style-name="T31_11">button</text:span><text:span text:style-name="T31_12">…</text:span></text:p>
      <text:p text:style-name="P32"/>
      <text:p text:style-name="P33"><text:span text:style-name="T33_1">A</text:span><text:span text:style-name="T33_2"><text:s/></text:span><text:span text:style-name="T33_3">dialogue</text:span><text:span text:style-name="T33_4"><text:s/></text:span><text:span text:style-name="T33_5">should</text:span><text:span text:style-name="T33_6"><text:s/></text:span><text:span text:style-name="T33_7">appear</text:span><text:span text:style-name="T33_8"><text:s/></text:span><text:span text:style-name="T33_9">asking</text:span><text:span text:style-name="T33_10"><text:s/></text:span><text:span text:style-name="T33_11">either</text:span><text:span text:style-name="T33_12"><text:s/></text:span><text:span text:style-name="T33_13">if</text:span><text:span text:style-name="T33_14"><text:s/></text:span><text:span text:style-name="T33_15">you</text:span><text:span text:style-name="T33_16"><text:s/></text:span><text:span text:style-name="T33_17">want</text:span><text:span text:style-name="T33_18"><text:s/></text:span><text:span text:style-name="T33_19">to</text:span><text:span text:style-name="T33_20"><text:s/></text:span><text:span text:style-name="T33_21">open</text:span><text:span text:style-name="T33_22"><text:s/></text:span><text:span text:style-name="T33_23">or</text:span><text:span text:style-name="T33_24"><text:s/></text:span><text:span text:style-name="T33_25">save</text:span><text:span text:style-name="T33_26"><text:s/></text:span><text:span text:style-name="T33_27">a</text:span><text:span text:style-name="T33_28"><text:s/></text:span><text:span text:style-name="T33_29">file</text:span><text:span text:style-name="T33_30"><text:s/></text:span><text:span text:style-name="T33_31">onto</text:span><text:span text:style-name="T33_32"><text:s/></text:span><text:span text:style-name="T33_33">your</text:span><text:span text:style-name="T33_34"><text:s/></text:span><text:span text:style-name="T33_35">computer</text:span><text:span text:style-name="T33_36">.<text:s text:c="2"/></text:span><text:span text:style-name="T33_37">Choose</text:span><text:span text:style-name="T33_38"><text:s/></text:span><text:span text:style-name="T33_39">to</text:span><text:span text:style-name="T33_40"><text:s/></text:span><text:span text:style-name="T33_41">save</text:span><text:span text:style-name="T33_42"><text:s/></text:span><text:span text:style-name="T33_43">the</text:span><text:span text:style-name="T33_44"><text:s/></text:span><text:span text:style-name="T33_45">file</text:span><text:span text:style-name="T33_46"><text:s/></text:span><text:span text:style-name="T33_47">to</text:span><text:span text:style-name="T33_48"><text:s/></text:span><text:span text:style-name="T33_49">your</text:span><text:span text:style-name="T33_50"><text:s/></text:span><text:span text:style-name="T33_51">computer</text:span><text:span text:style-name="T33_52">.</text:span></text:p>
      <text:p text:style-name="P34"/>
      <table:table table:style-name="Table3">
        <table:table-column table:style-name="Column5"/>
        <table:table-column table:style-name="Column6"/>
        <table:table-row table:style-name="Row8">
          <table:table-cell table:style-name="Cell15">
            <text:p text:style-name="P35"/>
          </table:table-cell>
          <table:table-cell table:style-name="Cell16">
            <text:p text:style-name="P36"><text:span text:style-name="T36_1">The</text:span><text:span text:style-name="T36_2"><text:s/></text:span><text:span text:style-name="T36_3">Saved</text:span><text:span text:style-name="T36_4"><text:s/></text:span><text:span text:style-name="T36_5">file</text:span><text:span text:style-name="T36_6"><text:s/></text:span><text:span text:style-name="T36_7">location</text:span><text:span text:style-name="T36_8">:</text:span></text:p>
          </table:table-cell>
        </table:table-row>
        <table:table-row table:style-name="Row9">
          <table:table-cell table:style-name="Cell17">
            <text:p text:style-name="P37"/>
          </table:table-cell>
          <table:table-cell table:style-name="Cell18">
            <text:p text:style-name="P38"><text:span text:style-name="T38_1">The</text:span><text:span text:style-name="T38_2"><text:s/></text:span><text:span text:style-name="T38_3">downloaded</text:span><text:span text:style-name="T38_4"><text:s/></text:span><text:span text:style-name="T38_5">file</text:span><text:span text:style-name="T38_6"><text:s/></text:span><text:span text:style-name="T38_7">was</text:span><text:span text:style-name="T38_8"><text:s/></text:span><text:span text:style-name="T38_9">given</text:span><text:span text:style-name="T38_10"><text:s/></text:span><text:span text:style-name="T38_11">the</text:span><text:span text:style-name="T38_12"><text:s/></text:span><text:span text:style-name="T38_13">same</text:span><text:span text:style-name="T38_14"><text:s/></text:span><text:span text:style-name="T38_15">name</text:span><text:span text:style-name="T38_16"><text:s/></text:span><text:span text:style-name="T38_17">as</text:span><text:span text:style-name="T38_18"><text:s/></text:span><text:span text:style-name="T38_19">your</text:span><text:span text:style-name="T38_20"><text:s/></text:span><text:span text:style-name="T38_21">key</text:span><text:span text:style-name="T38_22"><text:s/></text:span><text:span text:style-name="T38_23">pair</text:span><text:span text:style-name="T38_24">,<text:s/></text:span><text:span text:style-name="T38_25">but</text:span><text:span text:style-name="T38_26"><text:s/></text:span><text:span text:style-name="T38_27">with</text:span><text:span text:style-name="T38_28"><text:s/></text:span><text:span text:style-name="T38_29">the</text:span><text:span text:style-name="T38_30"><text:s/></text:span><text:span text:style-name="T38_31">extension</text:span><text:span text:style-name="T38_32"><text:s/>“.</text:span><text:span text:style-name="T38_33">pem</text:span><text:span text:style-name="T38_34">”</text:span></text:p>
          </table:table-cell>
        </table:table-row>
        <table:table-row table:style-name="Row10">
          <table:table-cell table:style-name="Cell19">
            <text:p text:style-name="P39"/>
          </table:table-cell>
          <table:table-cell table:style-name="Cell20">
            <text:p text:style-name="P40"><text:span text:style-name="T40_1">On</text:span><text:span text:style-name="T40_2"><text:s/></text:span><text:span text:style-name="T40_3">your</text:span><text:span text:style-name="T40_4"><text:s/></text:span><text:span text:style-name="T40_5">system</text:span><text:span text:style-name="T40_6"><text:s/></text:span><text:span text:style-name="T40_7">the</text:span><text:span text:style-name="T40_8"><text:s/></text:span><text:span text:style-name="T40_9">downloaded</text:span><text:span text:style-name="T40_10"><text:s/></text:span><text:span text:style-name="T40_11">file</text:span><text:span text:style-name="T40_12"><text:s/></text:span><text:span text:style-name="T40_13">was</text:span><text:span text:style-name="T40_14"><text:s/></text:span><text:span text:style-name="T40_15">saved</text:span><text:span text:style-name="T40_16"><text:s/></text:span><text:span text:style-name="T40_17">in</text:span><text:span text:style-name="T40_18"><text:s/></text:span><text:span text:style-name="T40_19">the</text:span><text:span text:style-name="T40_20"><text:s/></text:span><text:span text:style-name="T40_21">directory</text:span><text:span text:style-name="T40_22">:</text:span></text:p>
            <text:p text:style-name="P41"/>
            <text:p text:style-name="P42"/>
            <text:p text:style-name="P43"/>
          </table:table-cell>
        </table:table-row>
      </table:table>
      <text:p text:style-name="P44"/>
      <text:p text:style-name="P45"><text:span text:style-name="T45_1">You</text:span><text:span text:style-name="T45_2"><text:s/></text:span><text:span text:style-name="T45_3">have</text:span><text:span text:style-name="T45_4"><text:s/></text:span><text:span text:style-name="T45_5">just</text:span><text:span text:style-name="T45_6"><text:s/></text:span><text:span text:style-name="T45_7">created</text:span><text:span text:style-name="T45_8"><text:s/></text:span><text:span text:style-name="T45_9">and</text:span><text:span text:style-name="T45_10"><text:s/></text:span><text:span text:style-name="T45_11">downloaded</text:span><text:span text:style-name="T45_12"><text:s/></text:span><text:span text:style-name="T45_13">one</text:span><text:span text:style-name="T45_14"><text:s/></text:span><text:span text:style-name="T45_15">half</text:span><text:span text:style-name="T45_16"><text:s/></text:span><text:span text:style-name="T45_17">of</text:span><text:span text:style-name="T45_18"><text:s/></text:span><text:span text:style-name="T45_19">a</text:span><text:span text:style-name="T45_20"><text:s/></text:span><text:span text:style-name="T45_21">cryptographic</text:span><text:span text:style-name="T45_22"><text:s/></text:span><text:span text:style-name="T45_23">key</text:span><text:span text:style-name="T45_24"><text:s/></text:span><text:span text:style-name="T45_25">pair</text:span><text:span text:style-name="T45_26">.<text:s/></text:span><text:span text:style-name="T45_27">You</text:span><text:span text:style-name="T45_28"><text:s/></text:span><text:span text:style-name="T45_29">will</text:span><text:span text:style-name="T45_30"><text:s/></text:span><text:span text:style-name="T45_31">use</text:span><text:span text:style-name="T45_32"><text:s/></text:span><text:span text:style-name="T45_33">this</text:span><text:span text:style-name="T45_34"><text:s/></text:span><text:span text:style-name="T45_35">key</text:span><text:span text:style-name="T45_36"><text:s/></text:span><text:span text:style-name="T45_37">to</text:span><text:span text:style-name="T45_38"><text:s/></text:span><text:span text:style-name="T45_39">securely</text:span><text:span text:style-name="T45_40"><text:s/></text:span><text:span text:style-name="T45_41">access</text:span><text:span text:style-name="T45_42"><text:s/></text:span><text:span text:style-name="T45_43">and</text:span><text:span text:style-name="T45_44"><text:s/></text:span><text:span text:style-name="T45_45">to</text:span><text:span text:style-name="T45_46"><text:s/></text:span><text:span text:style-name="T45_47">move</text:span><text:span text:style-name="T45_48"><text:s/></text:span><text:span text:style-name="T45_49">data</text:span><text:span text:style-name="T45_50"><text:s/></text:span><text:span text:style-name="T45_51">between</text:span><text:span text:style-name="T45_52"><text:s/></text:span><text:span text:style-name="T45_53">your</text:span><text:span text:style-name="T45_54"><text:s/></text:span><text:span text:style-name="T45_55">cloud</text:span><text:span text:style-name="T45_56"><text:s/></text:span><text:span text:style-name="T45_57">server</text:span><text:span text:style-name="T45_58"><text:s/></text:span><text:span text:style-name="T45_59">and</text:span><text:span text:style-name="T45_60"><text:s/></text:span><text:span text:style-name="T45_61">your</text:span><text:span text:style-name="T45_62"><text:s/></text:span><text:span text:style-name="T45_63">local</text:span><text:span text:style-name="T45_64"><text:s/></text:span><text:span text:style-name="T45_65">machine</text:span><text:span text:style-name="T45_6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35.56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_1" style:family="text">
      <style:text-properties fo:font-size="10pt" style:font-size-asian="10pt" style:font-size-complex="10pt"/>
    </style:style>
    <style:style style:name="T1_2" style:family="text">
      <style:text-properties fo:font-size="10pt" style:font-size-asian="10pt" style:font-size-complex="10pt"/>
    </style:style>
    <style:style style:name="T1_3" style:family="text">
      <style:text-properties fo:font-size="10pt" style:font-size-asian="10pt" style:font-size-complex="10pt"/>
    </style:style>
    <style:style style:name="T1_4" style:family="text">
      <style:text-properties fo:font-size="10pt" style:font-size-asian="10pt" style:font-size-complex="10pt"/>
    </style:style>
    <style:style style:name="T1_5" style:family="text">
      <style:text-properties fo:font-size="10pt" style:font-size-asian="10pt" style:font-size-complex="10pt"/>
    </style:style>
    <style:style style:name="T1_6" style:family="text">
      <style:text-properties fo:font-size="10pt" style:font-size-asian="10pt" style:font-size-complex="10pt"/>
    </style:style>
    <style:style style:name="T1_7" style:family="text">
      <style:text-properties fo:font-size="10pt" style:font-size-asian="10pt" style:font-size-complex="10pt"/>
    </style:style>
    <style:style style:name="T1_8" style:family="text">
      <style:text-properties fo:font-size="10pt" style:font-size-asian="10pt" style:font-size-complex="10pt"/>
    </style:style>
    <style:style style:name="T1_9" style:family="text">
      <style:text-properties fo:font-size="10pt" style:font-size-asian="10pt" style:font-size-complex="10pt"/>
    </style:style>
    <style:style style:name="T1_10" style:family="text">
      <style:text-properties fo:font-size="10pt" style:font-size-asian="10pt" style:font-size-complex="10pt"/>
    </style:style>
    <style:style style:name="T1_11" style:family="text">
      <style:text-properties fo:font-size="10pt" style:font-size-asian="10pt" style:font-size-complex="10pt"/>
    </style:style>
    <style:style style:name="T1_12" style:family="text"/>
    <style:style style:name="T1_13" style:family="text">
      <style:text-properties fo:font-size="10pt" style:font-size-asian="10pt" style:font-size-complex="10pt"/>
    </style:style>
    <style:style style:name="T1_14" style:family="text"/>
    <style:style style:name="T1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6" style:family="text"/>
    <style:style style:name="T1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8" style:family="text"/>
    <style:style style:name="T1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0" style:family="text"/>
    <style:style style:name="T1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2" style:family="text"/>
    <style:style style:name="T1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4" style:family="text"/>
    <style:style style:name="T1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6" style:family="text"/>
    <style:style style:name="T1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8" style:family="text"/>
    <style:style style:name="T1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0" style:family="text"/>
    <style:style style:name="T1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2" style:family="text">
      <style:text-properties fo:font-size="10pt" style:font-size-asian="10pt" style:font-size-complex="10pt"/>
    </style:style>
  </office:automatic-styles>
  <office:master-styles>
    <style:master-page style:name="Standard" style:page-layout-name="pm1">
      <style:footer>
        <text:p text:style-name="P1"><draw:frame svg:x="0cm" svg:y="0cm" svg:width="3.823cm" svg:height="0.85cm" draw:style-name="FR1" text:anchor-type="as-char" draw:z-index="0"><draw:image xlink:href="Pictures/image2.png" xlink:type="simple" xlink:show="embed" xlink:actuate="onLoad"/><svg:desc>V3 Alliance</svg:desc></draw:frame><text:span text:style-name="T1_1">This</text:span><text:span text:style-name="T1_2"><text:s/></text:span><text:span text:style-name="T1_3">work</text:span><text:span text:style-name="T1_4"><text:s/></text:span><text:span text:style-name="T1_5">is</text:span><text:span text:style-name="T1_6"><text:s/></text:span><text:span text:style-name="T1_7">licensed</text:span><text:span text:style-name="T1_8"><text:s/></text:span><text:span text:style-name="T1_9">under</text:span><text:span text:style-name="T1_10"><text:s/></text:span><text:span text:style-name="T1_11">a</text:span><text:span text:style-name="T1_12"><text:a xlink:type="simple" xlink:href="http://creativecommons.org/licenses/by/4.0/"><text:span text:style-name="T1_13"><text:s/></text:span></text:a></text:span><text:span text:style-name="T1_14"><text:a xlink:type="simple" xlink:href="http://creativecommons.org/licenses/by/4.0/"><text:span text:style-name="T1_15">Creative</text:span></text:a></text:span><text:span text:style-name="T1_16"><text:a xlink:type="simple" xlink:href="http://creativecommons.org/licenses/by/4.0/"><text:span text:style-name="T1_17"><text:s/></text:span></text:a></text:span><text:span text:style-name="T1_18"><text:a xlink:type="simple" xlink:href="http://creativecommons.org/licenses/by/4.0/"><text:span text:style-name="T1_19">Commons</text:span></text:a></text:span><text:span text:style-name="T1_20"><text:a xlink:type="simple" xlink:href="http://creativecommons.org/licenses/by/4.0/"><text:span text:style-name="T1_21"><text:s/></text:span></text:a></text:span><text:span text:style-name="T1_22"><text:a xlink:type="simple" xlink:href="http://creativecommons.org/licenses/by/4.0/"><text:span text:style-name="T1_23">Attribution</text:span></text:a></text:span><text:span text:style-name="T1_24"><text:a xlink:type="simple" xlink:href="http://creativecommons.org/licenses/by/4.0/"><text:span text:style-name="T1_25"><text:s/>4.0<text:s/></text:span></text:a></text:span><text:span text:style-name="T1_26"><text:a xlink:type="simple" xlink:href="http://creativecommons.org/licenses/by/4.0/"><text:span text:style-name="T1_27">International</text:span></text:a></text:span><text:span text:style-name="T1_28"><text:a xlink:type="simple" xlink:href="http://creativecommons.org/licenses/by/4.0/"><text:span text:style-name="T1_29"><text:s/></text:span></text:a></text:span><text:span text:style-name="T1_30"><text:a xlink:type="simple" xlink:href="http://creativecommons.org/licenses/by/4.0/"><text:span text:style-name="T1_31">License</text:span></text:a></text:span><text:span text:style-name="T1_3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